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雅黑Consolas">
      <style:text-properties style:language-asian="zh" style:country-asian="CN"/>
    </style:style>
    <style:style style:name="P2" style:family="paragraph" style:parent-style-name="雅黑Consolas">
      <style:text-properties fo:font-weight="bold" style:language-asian="zh" style:country-asian="CN" style:font-weight-asian="bold" style:font-weight-complex="bold"/>
    </style:style>
    <style:style style:name="P3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4" style:family="paragraph" style:parent-style-name="雅黑Consolas">
      <style:text-properties style:text-underline-style="none" style:language-asian="zh" style:country-asian="CN"/>
    </style:style>
    <style:style style:name="P5" style:family="paragraph" style:parent-style-name="雅黑Consolas">
      <style:text-properties fo:language="zxx" fo:country="none" fo:font-weight="normal" style:language-asian="zh" style:country-asian="CN" style:font-weight-asian="normal" style:language-complex="zxx" style:country-complex="none" style:font-weight-complex="normal"/>
    </style:style>
    <style:style style:name="P6" style:family="paragraph" style:parent-style-name="雅黑Consolas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language-asian="zh" style:country-asian="CN" style:font-weight-asian="bold" style:font-size-complex="14pt" style:font-weight-complex="bold"/>
    </style:style>
    <style:style style:name="P7" style:family="paragraph" style:parent-style-name="雅黑Consolas">
      <style:paragraph-properties fo:margin-left="0cm" fo:margin-right="0cm" fo:text-indent="0cm" style:auto-text-indent="false"/>
      <style:text-properties fo:font-weight="bold" style:language-asian="zh" style:country-asian="CN" style:font-weight-asian="bold" style:font-weight-complex="bold"/>
    </style:style>
    <style:style style:name="P8" style:family="paragraph" style:parent-style-name="雅黑Consolas" style:list-style-name="L1"/>
    <style:style style:name="P9" style:family="paragraph" style:parent-style-name="雅黑Consolas" style:list-style-name="L1">
      <style:text-properties fo:language="zxx" fo:country="none" style:language-asian="zh" style:country-asian="CN" style:language-complex="zxx" style:country-complex="none"/>
    </style:style>
    <style:style style:name="P10" style:family="paragraph" style:parent-style-name="雅黑Consolas" style:list-style-name="L1">
      <style:text-properties style:language-asian="zh" style:country-asian="CN"/>
    </style:style>
    <style:style style:name="P11" style:family="paragraph" style:parent-style-name="雅黑Consolas">
      <style:text-properties fo:font-weight="normal" style:language-asian="zh" style:country-asian="CN" style:font-weight-asian="normal" style:font-weight-complex="normal"/>
    </style:style>
    <style:style style:name="P12" style:family="paragraph" style:parent-style-name="雅黑Consolas" style:list-style-name="L1">
      <style:text-properties fo:font-weight="normal" style:language-asian="zh" style:country-asian="CN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zh" style:country-asian="CN" style:font-weight-asian="bold" style:font-weight-complex="bold"/>
    </style:style>
    <style:style style:name="T3" style:family="text">
      <style:text-properties style:language-asian="zh" style:country-asian="CN"/>
    </style:style>
    <style:style style:name="T4" style:family="text">
      <style:text-properties fo:language="zxx" fo:country="none" style:language-asian="zh" style:country-asian="CN" style:language-complex="zxx" style:country-complex="none"/>
    </style:style>
    <style:style style:name="T5" style:family="text">
      <style:text-properties fo:language="zxx" fo:country="none" fo:font-weight="bold" style:language-asian="zh" style:country-asian="CN" style:font-weight-asian="bold" style:language-complex="zxx" style:country-complex="none" style:font-weight-complex="bold"/>
    </style:style>
    <style:style style:name="T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zxx" fo:country="none" fo:font-weight="normal" style:language-asian="zh" style:country-asian="CN" style:font-weight-asian="normal" style:language-complex="zxx" style:country-complex="none" style:font-weight-complex="normal"/>
    </style:style>
    <style:style style:name="T8" style:family="text">
      <style:text-properties fo:language="zxx" fo:country="none" style:text-underline-style="none" fo:font-weight="normal" style:language-asian="zh" style:country-asian="CN" style:font-weight-asian="normal" style:language-complex="zxx" style:country-complex="none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space" fo:text-indent="-0.501cm" fo:margin-left="1.251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SFormatter文档</text:p>
      <text:p text:style-name="P7"><text:bookmark-start text:name="1 基本思想"/>1 基本思想<text:bookmark-end text:name="1 基本思想"/></text:p>
      <text:p text:style-name="P1">格式化的过程主要分为两步：第一步是基于字符（<text:span text:style-name="T1">char</text:span>）的LR(0)词法分析，通过连续的两个字符charA和charB，将按字符读入的源代码分割成词（<text:span text:style-name="T1">token</text:span>）；第二步则根据词法分析得到的连续两个词tokenA和tokenB进行LR(0)语法分析，根据规则输出tokenA。</text:p>
      <text:p text:style-name="P1"/>
      <text:p text:style-name="P7"><text:bookmark-start text:name="2 词法分析"/>2 词法分析<text:bookmark-end text:name="2 词法分析"/></text:p>
      <text:p text:style-name="P1">词法分析通过charB对charA的类型进行判断，处理charA，可能将charA加入tokenB，也可能丢弃charA，通过charB也能判断词的分割点。分割完成后的词已经存入tokenB，给语法分析使用，主要的代码在GetToken函数中。</text:p>
      <text:p text:style-name="P1"/>
      <text:p text:style-name="P2"><text:bookmark-start text:name="2-1 字符类型"/>2.1 字符类型<text:bookmark-end text:name="2-1 字符类型"/></text:p>
      <text:list xml:id="list42191401" text:style-name="L1">
        <text:list-item>
          <text:p text:style-name="P8"><text:span text:style-name="T2">一般字符</text:span><text:span text:style-name="T3">：'a'-'z', '0'-'9', 'A'-'Z', '_', '$'以及所有值大于126的字符（主要是非ASCII字符，如中文）。</text:span></text:p>
        </text:list-item>
        <text:list-item>
          <text:p text:style-name="P8"><text:span text:style-name="T5">空白字符</text:span><text:span text:style-name="T4">：'</text:span> ', '\t', '\r'。这里注意的是'\n'也就是回车不被认为是空白字符，回车会被当作一个词提供给语法分析过程。我不想破坏那些有助于提高代码可阅读性的空白换行，后面会有策略来处理多个连续的换行。</text:p>
        </text:list-item>
        <text:list-item>
          <text:p text:style-name="P8"><text:span text:style-name="T1">单字符符号</text:span>：'.', '(', ')', '[', ']', '{', '}', ':', ',', ';',<text:span text:style-name="T3"> '~',</text:span> '\n'。这些操作符长度一定是一个字符。</text:p>
        </text:list-item>
        <text:list-item>
          <text:p text:style-name="P9"><text:span text:style-name="T1">引号</text:span>：'\'', '\"'。</text:p>
        </text:list-item>
        <text:list-item>
          <text:p text:style-name="P9"><text:span text:style-name="T1">注释</text:span>：注释不得不同时判断charA和charB，charA是'/'并且charB是'/'或者'*'。</text:p>
        </text:list-item>
      </text:list>
      <text:p text:style-name="P1">对于判断正则表达式和正负数（例如：-1），需要在语法层面进行分析，后面会讲到。</text:p>
      <text:p text:style-name="P1"/>
      <text:p text:style-name="P2"><text:bookmark-start text:name="2-2 归约规则"/>2.2 归约规则<text:bookmark-end text:name="2-2 归约规则"/></text:p>
      <text:p text:style-name="P4">CHAR=所有字符，NORCHAR=一般字符，BLACHAR=空白字符，SINCHAR=单字符符号，QUOCHAR=引号，COMMCHAR=注释，OTHCHAR=其它字符</text:p>
      <text:p text:style-name="P4">CHAR=NORCHAR|BLACHAR|SINCHAR|QUOCHAR|COMMCHAR|OTHCHAR</text:p>
      <text:p text:style-name="P4">正则表达式REGULAR=/CHAR*/</text:p>
      <text:p text:style-name="P4">注释COMMENT=// CHAR* //|/* CHAR* */</text:p>
      <text:p text:style-name="P4">字符串型STRING=NORCHAR*|-NORCHAR*|+NORCHAR*</text:p>
      <text:p text:style-name="P4">符号型OPER=SINCHAR|OTHCHAR|OTHCHAR OTHCHAR|OTHCHAR=|===|!===</text:p>
      <text:p text:style-name="P1">OPER=<text:span text:style-name="T10">OTHCHAR|OTHCHAR OTHCHAR</text:span>的判断可能不完善，但是基于代码是正确的这个假设，这样做既快速又正确。</text:p>
      <text:p text:style-name="P1"/>
      <text:p text:style-name="P2"><text:bookmark-start text:name="2-3 实现"/>2.3 实现<text:bookmark-end text:name="2-3 实现"/></text:p>
      <text:p text:style-name="P2">准备：</text:p>
      <text:p text:style-name="P1">对于一般情况，设tokenBType为字符串型（STRING_TYPE），<text:span text:style-name="T1">清空tokenB</text:span>。对于正则表达式，则设tokenBType为正则型（REGULAR_TYPE），不要清空tokenB，因为之前一定读出来的正则表达式的几个字符。对于正负数，tokenBType仍然为字符串型，也不要清空tokenB，正负号此时已经读出来了，之后就正常处理就可以了。</text:p>
      <text:p text:style-name="P2">主循环：</text:p>
      <text:p text:style-name="P1"><text:soft-page-break/>将当前的charB移动到charA，如果charA此时是EOF，则停止整个格式化过程。读取下一个字符到charB。</text:p>
      <text:p text:style-name="P1"><text:span text:style-name="T1">正则状态：</text:span>（这是由语法分析判断并直接调用GetToken进入的状态）直接将charA连接到tokenB之后，并且循环直到charA是'/'。需要注意转义符号\/并非正则的停止，而是正则的一部分，也要处理\\。后面处理引号内容时也有类似规则。结束正则时，关掉正则状态（因为正则状态是成员变量），<text:span text:style-name="T1">返回</text:span>。</text:p>
      <text:p text:style-name="P1"><text:span text:style-name="T1">引号状态：</text:span>（由循环的上一次进入）直接将charA连接到tokenB之后，并且循环直到charA是'\''或者'\"'（由引号开始符号决定）。依然要处理转义符号\\, \'和\"，它们是引号内容的一部分。结束引号后直接<text:span text:style-name="T1">返回</text:span>即可，引号状态是局部状态，下一次GetToken被调用时就重置了。还有就是并没有专门的引号型tokenBType，因为引号内容被当作字符串型处理。</text:p>
      <text:p text:style-name="P1"><text:span text:style-name="T1">注释状态：</text:span><text:span text:style-name="T9">直接</text:span>将charA连接到tokenB之后。如果是//开始的注释（COMMENT_TYPE_1），循环直到换行；如果是/*开始的（COMMENT_TYPE_2），循环直到*/。需要注意的是跳过/t，因为缩进由算法控制。结束后也直接<text:span text:style-name="T1">返回</text:span>。</text:p>
      <text:p text:style-name="P1"><text:span text:style-name="T1">其余：</text:span>如果能走到这里说明不是上面的各种情况，那么就按下面的逻辑判断。</text:p>
      <text:p text:style-name="P1"><text:span text:style-name="T1">charA是一般字符：</text:span>设tokenBType为字符串型，将charA接入tokenB，执行下一次循环，直到charB不是<text:span text:style-name="T1">一般字符</text:span><text:span text:style-name="T9">（这里不能是charA，如果进入了charA说明已经被处理了，下一次就会被抹掉。也保证了之后处理时不会出错）</text:span>。结束后，关掉正负数状态（无论现在是否是开着的），之后返回。</text:p>
      <text:p text:style-name="P1"><text:span text:style-name="T1">charA不是一般字符：</text:span><text:span text:style-name="T9">首先跳过</text:span><text:span text:style-name="T1">空白字符</text:span><text:span text:style-name="T9">，接着判断charA。如果charA是</text:span><text:span text:style-name="T1">引号</text:span><text:span text:style-name="T9">，先接入charA，然后进入引号状态，设tokenBType为字符串型。如果是</text:span><text:span text:style-name="T1">注释</text:span><text:span text:style-name="T9">，接入charA，进入注释状态。如果charA是</text:span><text:span text:style-name="T1">单字符符号</text:span><text:span text:style-name="T9">或者charB是</text:span><text:span text:style-name="T1">一般字符、空白字符、引号</text:span><text:span text:style-name="T9">，则charA是单字符符号，将charA放入tokenB，设tokenBType为符号型（OPER_TYPE），返回即可。如果还能往下走，说明</text:span><text:span text:style-name="T1">有可能</text:span><text:span text:style-name="T9">是多字符符号。多字符符号只可能是charB为=或者charA和charB一样，如果不是前面两种，则还是单字符符号。如果的确是多字符符号，将charA和charB都接入tokenB。并且需要在读入一个字符到charB，如果此时tokenB是==或!=，而charB是=，则是三字符符号===，!==，&lt;&lt;=或者&gt;&gt;=，或者甚至有可能是&gt;&gt;&gt;以及四字符符号&gt;&gt;&gt;=。完成后设tokenBType为符号型（OPER_TYPE），返回。如果还能往下走，那么估计代码错了，停止。</text:span></text:p>
      <text:p text:style-name="P3">到此，词法分析就完成了。再次说明，上面的算法基于代码是正确的。</text:p>
      <text:p text:style-name="P3"/>
      <text:p text:style-name="P7"><text:bookmark-start text:name="3 语法分析"/>3 语法分析<text:bookmark-end text:name="3 语法分析"/></text:p>
      <text:p text:style-name="P3">语法分析通过调用词法分析，持续的获得下一个词。词法分析将下一个词存入tokenB后，语法分析参考tokenB以及tokenBType，判断应该如何输出tokenA。完成后，将tokenB填入tokenA，并且再次读取下一个词到tokenB，如此循环直到结束。代码主要在Go函数中。</text:p>
      <text:p text:style-name="P3"/>
      <text:p text:style-name="P2"><text:bookmark-start text:name="3-1 归约规则"/>3.1 归约规则<text:bookmark-end text:name="3-1 归约规则"/></text:p>
      <text:p text:style-name="P3">缩进INDENT=\t*</text:p>
      <text:p text:style-name="P3">正则判断（下划线部分）return <text:span text:style-name="T11">/CHAR*/</text:span><text:span text:style-name="T10">|(</text:span><text:span text:style-name="T11">/CHAR*/</text:span><text:span text:style-name="T10">|,</text:span><text:span text:style-name="T11">/CHAR*/</text:span><text:span text:style-name="T10">|=</text:span><text:span text:style-name="T11">/CHAR*/</text:span><text:span text:style-name="T10">|:</text:span><text:span text:style-name="T11">/CHAR*/</text:span><text:span text:style-name="T10">|[</text:span><text:span text:style-name="T11">/CHAR*/</text:span><text:span text:style-name="T10">|!</text:span><text:span text:style-name="T11">/CHAR*/</text:span><text:span text:style-name="T10">|&amp;</text:span><text:span text:style-name="T11">/CHAR*/</text:span><text:span text:style-name="T10">| | </text:span><text:span text:style-name="T11">/CHAR*/</text:span><text:span text:style-name="T10">|?</text:span><text:span text:style-name="T11">/CHAR*/</text:span><text:span text:style-name="T10">|+</text:span><text:span text:style-name="T11">/CHAR*/</text:span><text:span text:style-name="T10">|{</text:span><text:span text:style-name="T11">/CHAR*/</text:span><text:span text:style-name="T10">|}</text:span><text:span text:style-name="T11">/CHAR*/</text:span><text:span text:style-name="T10">|;</text:span><text:span text:style-name="T11">/CHAR*/</text:span><text:span text:style-name="T10">|\n</text:span><text:span text:style-name="T11">/CHAR*/</text:span><text:span text:style-name="T10">|</text:span></text:p>
      <text:p text:style-name="P3">正负数判断!STRING&amp;!COMMENT !++ !-- !] !) <text:span text:style-name="T11">-|+NORCHAR*</text:span></text:p>
      <text:p text:style-name="P3">循环和条件</text:p>
      <text:p text:style-name="P3">IF=if(CODE)</text:p>
      <text:p text:style-name="P3">ELSEIF=else if(CODE)</text:p>
      <text:p text:style-name="P3"><text:soft-page-break/>ELSE=else</text:p>
      <text:p text:style-name="P3">FOR=for(CODE)</text:p>
      <text:p text:style-name="P3">DO=do(CODE)</text:p>
      <text:p text:style-name="P3">WHILE=while(CODE)</text:p>
      <text:p text:style-name="P3">SWITCH=switch(CODE)</text:p>
      <text:p text:style-name="P3">CASE=case STRING:|default:</text:p>
      <text:p text:style-name="P3">TRY=try</text:p>
      <text:p text:style-name="P3">CATCH=catch(CODE)</text:p>
      <text:p text:style-name="P3"/>
      <text:p text:style-name="P3">CODE=NULL|STRING|OPER|CODE*</text:p>
      <text:p text:style-name="P3">BLOCK=BRACKBLOCK|IFBLOCK|FORBLOCK|DOBLOCK|SWITCHBLOCK|TRYBLOCK</text:p>
      <text:p text:style-name="P3"/>
      <text:p text:style-name="P3"><text:span text:style-name="T1">BRACKBLOCK</text:span>:</text:p>
      <text:p text:style-name="P3">CODE{</text:p>
      <text:p text:style-name="P3">INDENT CODE;*|BLOCK*</text:p>
      <text:p text:style-name="P3">}</text:p>
      <text:p text:style-name="P3"/>
      <text:p text:style-name="P3"><text:span text:style-name="T1">IFBLO</text:span>:</text:p>
      <text:p text:style-name="P3">IF</text:p>
      <text:p text:style-name="P3">INDENT CODE;|BLOCK</text:p>
      <text:p text:style-name="P3">IF{</text:p>
      <text:p text:style-name="P3">INDENT CODE;*|BLOCK*</text:p>
      <text:p text:style-name="P3">}</text:p>
      <text:p text:style-name="P3"/>
      <text:p text:style-name="P3"><text:span text:style-name="T1">ELSEIFBLO</text:span>:</text:p>
      <text:p text:style-name="P3">ELSEIF</text:p>
      <text:p text:style-name="P3">INDENT CODE;|BLOCK</text:p>
      <text:p text:style-name="P3">ELSEIF{</text:p>
      <text:p text:style-name="P3">INDENT CODE;*|BLOCK*</text:p>
      <text:p text:style-name="P3">}</text:p>
      <text:p text:style-name="P3"/>
      <text:p text:style-name="P3"><text:span text:style-name="T1">ELSEBLO</text:span>:</text:p>
      <text:p text:style-name="P3">ELSE</text:p>
      <text:p text:style-name="P3">INDENT CODE;|BLOCK</text:p>
      <text:p text:style-name="P3">ELSE{</text:p>
      <text:p text:style-name="P3">INDENT CODE;*|BLOCK*</text:p>
      <text:p text:style-name="P3">}</text:p>
      <text:p text:style-name="P3"/>
      <text:p text:style-name="P3"><text:span text:style-name="T1">IFBLOCK</text:span>:</text:p>
      <text:p text:style-name="P3">IF</text:p>
      <text:p text:style-name="P3">NULL|ELSEIF*</text:p>
      <text:p text:style-name="P3">NULL|ELSE</text:p>
      <text:p text:style-name="P3"/>
      <text:p text:style-name="P3"><text:span text:style-name="T1">FORBLOCK</text:span>:</text:p>
      <text:p text:style-name="P3">FOR</text:p>
      <text:p text:style-name="P3">INDENT CODE;|BLOCK</text:p>
      <text:p text:style-name="P3">FOR{</text:p>
      <text:p text:style-name="P3">INDENT CODE;|BLOCK*</text:p>
      <text:p text:style-name="P3">}</text:p>
      <text:p text:style-name="P3"/>
      <text:p text:style-name="P3"><text:span text:style-name="T1">DOBLOCK</text:span>:</text:p>
      <text:p text:style-name="P3">DO</text:p>
      <text:p text:style-name="P3">INDENT CODE;|BLOCK</text:p>
      <text:p text:style-name="P3">DO{</text:p>
      <text:p text:style-name="P3">INDENT CODE;|BLOCK*</text:p>
      <text:p text:style-name="P3">}WHILE</text:p>
      <text:p text:style-name="P3"/>
      <text:p text:style-name="P3"><text:span text:style-name="T1">CASEBLOCK</text:span>:</text:p>
      <text:p text:style-name="P3">CASE INDENT CODE;|BLOCK</text:p>
      <text:p text:style-name="P3"><text:soft-page-break/>CASE</text:p>
      <text:p text:style-name="P3">INDENT CODE;|BLOCK</text:p>
      <text:p text:style-name="P3">CASE{</text:p>
      <text:p text:style-name="P3">INDENT CODE;|BLOCK*</text:p>
      <text:p text:style-name="P3">}</text:p>
      <text:p text:style-name="P3"/>
      <text:p text:style-name="P3"><text:span text:style-name="T1">SWITCHBLOCK</text:span>:</text:p>
      <text:p text:style-name="P3">SWITCH{</text:p>
      <text:p text:style-name="P3">CASEBLOCK*</text:p>
      <text:p text:style-name="P3">}</text:p>
      <text:p text:style-name="P3"/>
      <text:p text:style-name="P3"><text:span text:style-name="T1">TRYBLO</text:span>:</text:p>
      <text:p text:style-name="P3">TRY</text:p>
      <text:p text:style-name="P3">INDENT CODE;|BLOCK</text:p>
      <text:p text:style-name="P3">TRY{</text:p>
      <text:p text:style-name="P3">INDENT CODE;|BLOCK*</text:p>
      <text:p text:style-name="P3">}</text:p>
      <text:p text:style-name="P3"/>
      <text:p text:style-name="P3"><text:span text:style-name="T1">CATCHBLO</text:span>:</text:p>
      <text:p text:style-name="P3">CATCH</text:p>
      <text:p text:style-name="P3">INDENT CODE;|BLOCK</text:p>
      <text:p text:style-name="P3">CATCH{</text:p>
      <text:p text:style-name="P3">INDENT CODE;*|BLOCK*</text:p>
      <text:p text:style-name="P3">}</text:p>
      <text:p text:style-name="P3"/>
      <text:p text:style-name="P3"><text:span text:style-name="T1">TRYBLOCK</text:span>:</text:p>
      <text:p text:style-name="P3">TRYBLO</text:p>
      <text:p text:style-name="P3">CATCHBLO</text:p>
      <text:p text:style-name="P3"/>
      <text:p text:style-name="P3">通过归约规则可以看出最主要的问题在于循环条件块。注意的是例如这个规则：</text:p>
      <text:p text:style-name="P3">IF</text:p>
      <text:p text:style-name="P3">INDENT CODE;|BLOCK</text:p>
      <text:p text:style-name="P3">if(...)如果不用{...}包裹代码，由;结束IF，也可以由BLOCK结束IF。而BLOCK可能是另一个IFBLOCK或FORBLOCK等。所以有可能出现;或{...}结束多个IF的问题。例如以下代码：</text:p>
      <text:p text:style-name="P3">if(a == 1)</text:p>
      <text:p text:style-name="P3"><text:s text:c="4"/>while(a&lt;2)</text:p>
      <text:p text:style-name="P3"><text:s text:c="8"/>a++;</text:p>
      <text:p text:style-name="P3">此时a++后面的;不仅仅结束了while循环，而且如果后面没有else的话，它也将结束if。</text:p>
      <text:p text:style-name="P3"/>
      <text:p text:style-name="P2"><text:bookmark-start text:name="3-2 格式规则"/>3.2 格式规则<text:bookmark-end text:name="3-2 格式规则"/></text:p>
      <text:p text:style-name="P3">if, else if, else, for, do, while, try, catch：其中if, else if, for, while, catch之后必须有一个()出现，后面的代码才能被视为内部代码。内部代码格式如归约规则，可以由{}包裹，或者在单行的情况下（;作为结尾）不使用{}。被{}包裹时，格式如{}。如果没有，则内部代码另起一行，且增加一个缩进。</text:p>
      <text:p text:style-name="P3">switch：switch之后必须有一个()出现，后面的代码才能被视为内部代码，内部代码必须有{}包裹。格式类似{}，但是出现case和default时，缩进减一，直到:出现后换行，恢复正常的缩进，并且这个:前后不要空格。</text:p>
      <text:p text:style-name="P3">{}：{符号可以位于上一行的结尾，或者新的一行。这个应该可以有参数控制。如果{位于新的一行或者上一行结尾有注释，使得{必须在新的一行，那么{应该与之前的缩进一样多。与{对应的}符号的缩进也应该是一样的。被{}包裹的代码则应该多一个缩进。{}内部的,会导致换行，但是不增加缩进，这是<text:soft-page-break/>为了使得js的类定义比较好看。</text:p>
      <text:p text:style-name="P3">()：()内部不会自动加上换行，如果读入了换行，则新行增加一个缩进，之后同一个()里面的新行保持该缩进，)结束后恢复缩进。</text:p>
      <text:p text:style-name="P3">;：;符号可以结束循环或者条件块。另外注意的是出现{};或者();时，;之前的换行会被取消。总之{,;之前的换行都不发生，除非前面有注释。</text:p>
      <text:p text:style-name="P3">()[]!. ++ --：这几个符号输出时没有附加格式。</text:p>
      <text:p text:style-name="P3">,：,之后加一个空格，如果是在{}中，换行不增加缩进。</text:p>
      <text:p text:style-name="P3">=之后的换行应该增加一个缩进。</text:p>
      <text:p text:style-name="P3">其余符号没有特别的处理，前后都加一个空格。</text:p>
      <text:p text:style-name="P3"/>
      <text:p text:style-name="P2"><text:bookmark-start text:name="3-3 实现"/>3.3 实现<text:bookmark-end text:name="3-3 实现"/></text:p>
      <text:p text:style-name="P3">先在blockStack中压入一个空格，防止出错，之后直接进入主循环。</text:p>
      <text:p text:style-name="P2">开始：</text:p>
      <text:p text:style-name="P3"><text:span text:style-name="T1">判断tokenB是不是正则：</text:span>这是唯一两个参考tokenA决定tokenB的步骤。判断方法和上面的归约规则一样：tokenB不是注释，tokenA不是字符串型，并且tokenB以/开始，tokenA以(,=:[!&amp;|?+{};\n结尾，特殊情况是tokenA是return，tokenB以/开头。如果符合规则，调用GetToken()取正则表达式。</text:p>
      <text:p text:style-name="P3"><text:span text:style-name="T1">判断是不是正负数：</text:span>当然这和正则是不可能同时成立的，规则和归约规则也是一样的。tokenB是-或者+，tokenA不是字符串型也不是正则，并且tokenA不是++, --, ], )，最后charB也就是下一个字符是普通字符。符合规则，调用GetToken()完成表达式。</text:p>
      <text:p text:style-name="P3">之后按照下面的逻辑处理：</text:p>
      <text:p text:style-name="P3">将tokenB填入tokenA，之后准备下一个tokenB。此时需要看是不是有排队的换行，如果有则直接从队列中得到tokenB；没有就读取一个新的tokenB，并判断是否跳过换行。</text:p>
      <text:p text:style-name="P3">跳过换行的具体过程是一直读取下一个token，直到不是\n。如果这个token是else, while, catch, ,或者;，那么跳过之前的换行；如果不是其中之一，将最多两个换行压入队列，并将该token也压入队列。这样做可以合并代码中的空白换行。之后就进入主要的处理逻辑部分。</text:p>
      <text:p text:style-name="P2">主要逻辑：</text:p>
      <text:p text:style-name="P3"><text:span text:style-name="T1">tokenA是正则表达式：</text:span>直接输出，不要加任何的样式。因为有可能出现/.../g之类的表达式，这种表达式会被拆成/.../和g两个，如果加空格就出错了。</text:p>
      <text:p text:style-name="P3"><text:span text:style-name="T1">tokenA是注释：</text:span>对于单行注释直接输出就可以了，因为一定会换行的。如果是多行注释，则应该补上一个换行（tokenB是换行就不用了）。</text:p>
      <text:p text:style-name="P3"><text:span text:style-name="T1">tokenA是操作符：</text:span>逻辑和上面的格式规则一样。具体细节如下。</text:p>
      <text:list xml:id="list42455048" text:continue-numbering="true" text:style-name="L1">
        <text:list-item>
          <text:p text:style-name="P8"><text:span text:style-name="T5">)]：</text:span><text:span text:style-name="T4">如果栈顶是对应的([，关掉</text:span><text:span text:style-name="T8">赋值操作符状态（bAssign=false）</text:span><text:span text:style-name="T4">，弹栈，减小缩进。对于)还有特别处理的过程，如果栈顶是if,</text:span> while, for, switch, <text:span text:style-name="T3">catch，并且在等待()结束（ <text:s text:c="4"/>！brcNeedStack.top()），弹掉brcNeedStack的栈顶。之后准备进入块内代码。这里有一个问题需要处理，就是如果是do...while()的情况，那么这个)应该结束do...while()，将while和do都从栈中弹出，减小if块和do块计数。如果不是do...while()就增加缩进。输出符号时后面加</text:span><text:span text:style-name="T2">空格</text:span><text:span text:style-name="T3">换行（tokenB是换行就不用了）。如果不是前面的情况，但是tokenB是{或者换行，则加一个空格在)后面。其余的情况就直接输出，返回。</text:span></text:p>
        </text:list-item>
        <text:list-item>
          <text:p text:style-name="P9"><text:span text:style-name="T1">([：</text:span>入栈并增加缩进。</text:p>
        </text:list-item>
        <text:list-item>
          <text:p text:style-name="P8"><text:soft-page-break/><text:span text:style-name="T5">其余的无样式符号</text:span><text:span text:style-name="T6">!,</text:span><text:span text:style-name="T1"> !!, ~, .</text:span><text:span text:style-name="T3">：</text:span>直接输出<text:span text:style-name="T3">，返回。</text:span></text:p>
        </text:list-item>
        <text:list-item>
          <text:p text:style-name="P8"><text:span text:style-name="T5">;：</text:span><text:span text:style-name="T7">首先关掉</text:span><text:span text:style-name="T8">赋值操作符状态。之后</text:span><text:span text:style-name="T4">如果栈顶是循环、条件、try...catch，则认为是没有{}包裹的，结束这些块，弹栈、减小缩进（do块只减小缩进，不减少块标记）、减少对应块标记数量（nIfLikeBlock,</text:span> nDoLikeBlock）。之后判断是不是需要在<text:span text:style-name="T1">弹出多个类似的块</text:span>。完成后，准备输出;。如果当前在()中（认为是for(;;)），则在;后面加一个空格，如果不在()中，则换行（tokenB是换行就不用了）。<text:span text:style-name="T3">之后返回。</text:span></text:p>
        </text:list-item>
        <text:list-item>
          <text:p text:style-name="P8"><text:span text:style-name="T2">,：</text:span><text:span text:style-name="T7">关掉</text:span><text:span text:style-name="T8">赋值操作符状态。</text:span><text:span text:style-name="T3">如果是在{}中，则换行（tokenB是换行就不用了），这个是类定义时会出现的。不在就在,后面加一个空格。输出返回。</text:span></text:p>
        </text:list-item>
        <text:list-item>
          <text:p text:style-name="P8"><text:span text:style-name="T2">{：</text:span><text:span text:style-name="T7">关掉</text:span><text:span text:style-name="T8">赋值操作符状态。</text:span><text:span text:style-name="T3">如果栈顶是条件、循环或者try...catch，则先减少一个缩进（因为后面还要加一个），但是不把栈顶的弹出来，也不调整</text:span><text:span text:style-name="T4">块标记数量</text:span><text:span text:style-name="T3">，而是等读到}时，和{一起弹栈，然后调整</text:span><text:span text:style-name="T4">块标记数量</text:span><text:span text:style-name="T3">。之后将{入栈，加一个缩进。在{后面加一个换行（一样tokenB是换行就不用了），返回。</text:span></text:p>
        </text:list-item>
        <text:list-item>
          <text:p text:style-name="P8"><text:span text:style-name="T2">}：</text:span><text:span text:style-name="T7">关掉</text:span><text:span text:style-name="T8">赋值操作符状态。</text:span><text:span text:style-name="T3">这里使用了一个比较激进的策略。就是对于}，会将栈一直弹到栈顶为{，途中弹出了循环、条件或者try...catch就减少缩进，减小</text:span><text:span text:style-name="T4">块标记数量。这个策略有助于控制错误（如果有的还）的扩散。此时栈顶已经是{时，弹栈、减少缩进。如果{前面有if之类的也一起弹掉（do不要弹掉，留给while处理），减小块标记数量（不用再减小缩进了）。到此缩进调整、栈调整完成。输出时，}前面需要一个换行（如果有正在等待的换行就不用了）。tokenB如果不是,;) else, while, catch，则换行（tokenB是换行就不用了），如果是 else, while, catch加一个空格，,;)则直接输出}。对于栈顶的function和HELPER字符，则直接弹掉。之后在处理是否</text:span><text:span text:style-name="T5">弹出多个块</text:span><text:span text:style-name="T4">。完成后返回。</text:span></text:p>
        </text:list-item>
        <text:list-item>
          <text:p text:style-name="P9"><text:span text:style-name="T1">++, --, \n（\r\n）：</text:span>直接输出、返回。</text:p>
        </text:list-item>
        <text:list-item>
          <text:p text:style-name="P9"><text:span text:style-name="T1">:：</text:span>如果当前栈顶是case，加空格换行（tokenB是换行就不用换行），空格是为了后面有可能是{而考虑。之后返回。</text:p>
        </text:list-item>
        <text:list-item>
          <text:p text:style-name="P9"><text:span text:style-name="T1">=：</text:span>打开赋值操作符状态，在此状态中，换行时加一个缩进。</text:p>
        </text:list-item>
        <text:list-item>
          <text:p text:style-name="P9"><text:span text:style-name="T1">剩余的操作符：</text:span>输出时两边加空格。</text:p>
        </text:list-item>
      </text:list>
      <text:p text:style-name="P3">对于<text:span text:style-name="T1">弹出多个块的处理</text:span>，如果刚刚弹出了if，并且tokenB是else（或者刚刚弹掉了do，tokenB是while；以及刚刚弹掉try，栈顶是catch），则不再弹块。这个逻辑也是之后连续弹栈停止的逻辑。如果栈顶是循环、条件或try...catch，则弹栈直到上面这个几个情况。弹块后，减小缩进、减少块标记（do只减小缩进，块标记留给while处理）。</text:p>
      <text:p text:style-name="P3">至此tokenA为操作符的情况就处理完成了。</text:p>
      <text:p text:style-name="P3">如果tokenA是<text:span text:style-name="T1">字符串型</text:span>。</text:p>
      <text:list xml:id="list42464415" text:continue-numbering="true" text:style-name="L1">
        <text:list-item>
          <text:p text:style-name="P10"><text:span text:style-name="T1">case或default：</text:span>输出时减少一个缩进，之后再恢复，并入栈、返回。</text:p>
        </text:list-item>
        <text:list-item>
          <text:p text:style-name="P10"><text:span text:style-name="T1">do, else（后面没跟着if）, try：</text:span>它们后面都准备进入块内代码（bBlockStmt=false），所以在这里输出并加换行，入栈，增加缩进，增加nDoLikeBlock计数，之后返回。</text:p>
        </text:list-item>
      </text:list>
      <text:p text:style-name="P3">上面两个情况发生时，无论tokenB是什么都可以，下面得情况考虑tokenB的类型。</text:p>
      <text:list xml:id="list42456098" text:continue-numbering="true" text:style-name="L1">
        <text:list-item>
          <text:p text:style-name="P12"><text:span text:style-name="T1">function：</text:span>关掉赋值操作符状态。将function入栈。</text:p>
        </text:list-item>
        <text:list-item>
          <text:p text:style-name="P10"><text:span text:style-name="T1">tokenB是字符串型：</text:span>tokenA输出后面加个空格。</text:p>
        </text:list-item>
        <text:list-item>
          <text:p text:style-name="P8"><text:span text:style-name="T2">tokenB是符号：</text:span><text:span text:style-name="T3">如果tokenA是if, for, while, catch，则输出，入栈，增加nIfLikeBlock计数，并且将false压入bracNeedStack，表示等待()。这里不加缩进，缩进在处理)时加。如果tokenA是switch，则增加nSwitchBlock计数，并且将false压入</text:span><text:soft-page-break/><text:span text:style-name="T3">bracNeedStack，表示等待()，之后switch入栈。由于switch之后一定会有{}，所以处理起来和if略有不同。</text:span></text:p>
        </text:list-item>
      </text:list>
      <text:p text:style-name="P5">到此，token处理结束。应该就能得到格式化过的源代码了。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adornments="标准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雅黑Consolas" style:family="paragraph" style:parent-style-name="Standard" style:class="text" style:master-page-name="">
      <style:paragraph-properties fo:margin-left="0cm" fo:margin-right="0cm" fo:line-height="100%" fo:text-indent="0.75cm" style:auto-text-indent="false" style:page-number="auto" fo:background-color="transparent" style:shadow="none" style:snap-to-layout-grid="true">
        <style:tab-stops/>
        <style:background-image/>
      </style:paragraph-properties>
      <style:text-properties style:font-name="Consolas" fo:font-size="10.5pt" style:font-name-asian="微软雅黑" style:font-size-asian="10.5pt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20S</meta:editing-duration>
    <meta:editing-cycles>212</meta:editing-cycles>
    <meta:generator>LibreOffice/3.3$Win32 LibreOffice_project/330m19$Build-6</meta:generator>
    <dc:date>2011-01-29T22:33:48.28</dc:date>
    <dc:creator>Junwen Sun</dc:creator>
    <meta:document-statistic meta:table-count="0" meta:image-count="0" meta:object-count="0" meta:page-count="7" meta:paragraph-count="166" meta:word-count="2602" meta:character-count="7260"/>
    <meta:user-defined meta:name="Info 1"/>
    <meta:user-defined meta:name="Info 2"/>
    <meta:user-defined meta:name="Info 3"/>
    <meta:user-defined meta:name="Info 4"/>
  </office:meta>
</office:document-meta>
</file>